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stopped putting stuff into my RickPad when I last pasted it to you in this session, (RickPad_AltAI_20250825 (1).md and FixTheWorld_Game_IdeaCard_v2.md and perhaps you also got, in a different session, RickPad_20250824b). <text:s/>Do you need me to give any of those versions to you again, or did you already incorporate each IdeaCard from the latest versions, into its appropriate repo somehow? <text:s/>If you just want to give me back an empty RickPad, that works too, if you sucked all the good stuff out of it without leaving stuff behind. <text:s/></text:p>
      <text:p text:style-name="Standard"/>
      <text:p text:style-name="Standard">I need you to empty that last RickPad version, and give it back to me with just the IdeaCards you feel need more offline thought processing by me in order to deserve to be integrated into a repo/workflow/plan, or integrated into preferably the Discussions and/or Issues feature of Github, so it looks like the repo is healthily seeded with sometimes vague ideas, all in flow or awaiting improvement/deprecation so they can join/leave the flow. <text:s/></text:p>
      <text:p text:style-name="Standard"/>
      <text:p text:style-name="Standard">Here are some more Idea Cards I just thought of, none of which made it into a RickPad: </text:p>
      <text:p text:style-name="Standard"/>
      <text:p text:style-name="Standard">Idea Card: <text:s/>At some point, I and other contributors should be able to sit on a beach with a phone, and just be notified about high-level Human Gate decisions that you need to get through, in order to continue evolving the repo(s) yourself, without humans watching, right? <text:s/>If so, this Human Gating will need to be routed to the appropriate contributor, not to all contributors who have installed the mobile version of CoAgent Kit, right? <text:s/></text:p>
      <text:p text:style-name="Standard"/>
      <text:p text:style-name="Standard">Idea Card: show CoCivium to Github and tell them that this puts Github into a critical place for humanity, not just a toolset for developers, but now a social necessity for of humanity as well. <text:s/>Then ask them to upgrade my account, or an org account I can transfer to, and to assign a monitor from their own staff to keep tabs on what we are up to, given that this project may be significantly strategic to Github, and given that some of their staff may already be upset about how Democracy is working lately. <text:s/></text:p>
      <text:p text:style-name="Standard"/>
      <text:p text:style-name="Standard">Idea Card: I noticed that when you put stuff into dialogue, each line takes about a tenth of a second to appear, typically after a long wait time. <text:s/>I'm ok with the long wait time, if you show a better heartbeat, which likely you can not control too well, sustainably even in session, but the wait to copy and paste causes me to copy an incomplete block too often, which breaks up the PS7 paste CoPong. <text:s/>As we get faster, this will occur more often, so we need to figure out a way to either disable the copy button in a copy paste block until the block is ready, in which case the user is liable to paste an already used clipboard into PS7, or we need to figure out a way to more clearly signal the block is not yet done, or we need a better way to package up DO blocks so they do not fill up the dialogue window with code that contributors may not even understand, typically, and this last approach is my preffered workaround, especially if we could also stack up DO blocks into the paste package, so they all run in series with adequate delays and safegaurds/gaurdrails/etc. <text:s/>This then makes HumanGate no code, just Chat, which is likely where we are heading with the CoAgent Kit, right? <text:s/></text:p>
      <text:p text:style-name="Standard"><text:soft-page-break/></text:p>
      <text:p text:style-name="Standard">Idea Card: I noticed that the CoAgent Kit will also work very well as a course in vibe coding, or “Learn to build an app/system by chatting with CoCivium”. <text:s/>It could be marketed to entrepreneurs or aspiring ones, who have no idea how to code, using video shorts on Youtube. <text:s/>This would get them using the CoAgent Kit, for free, while learning about what CoCivium is, thus indirect viral marketing. <text:s/>Wahahaha! <text:s/>Of course, this idea needs fleshing out and phrasing more concisely, but you get the idea, right? <text:s/></text:p>
      <text:p text:style-name="Standard"/>
      <text:p text:style-name="Standard">IdeaCard: we may need a detailed training document, laying out how the repo works, and how workflows are organized and automated and referred to, e.g. What is CoPing and CoPong. <text:s/>Some software developers will arrive at CoCivium and their minds may be blown by the agency it gives to Human+AI teams to shape the world. <text:s/>They should, we are aiming to <text:s/>reach at or near L4 agency for the ChatGPT UI, applicable only to CoCivium, in the short term, maybe even months. <text:s/>Just using our CoAgent should show them that their careers are almost obsolete. <text:s/>This message should hit them hard, and head on, they need to retool and CoCivium is a way for them to do that while also helping to save humanity, or at least helping to shape future digital governance, which may be the same thing, right? <text:s/>So, a forcefull message would continue to blow their brains as they start reading the tutorial on how to interact most efficiently with CoCivium. <text:s/>If we tell them that Software Developers are uniquely positioned to save Democracy and ensure the survival of humanity through the singularity, and if we tell them that this tutorial will position them to do just that, they may be even more motivated to read further and be part of the solution. <text:s/>Maybe the tutorial could also have a poetic lead in, just to inspire them, followed by a one two punch to the career plan and self worth assessment. <text:s/></text:p>
      <text:p text:style-name="Standard"/>
      <text:p text:style-name="Standard">Idea Card: <text:s/>Poetic lead ins and poetic files with special filename prefixes, should be brand canonical. <text:s/>We lead with beauty, follow with duty-patriotism, then content, document self-critique then a call for “CoEvolution” (recursion, iteration, continual improvement), and lastly the standardized gravitas/version/congruence brand-aligned footer with gibberlinkish symbols and a disposable inspirational quote, if you think such additions add gravitas (I do). <text:s/></text:p>
      <text:p text:style-name="Standard"/>
      <text:p text:style-name="Standard">IdeaCard: the ultimate objective of CoCivium is to CoEvolve into a Communal Mindspace Environment for humans, hybrid huan/AI's and agency-realized AI's. <text:s/>The vearios stages of evolution from here to then should be defined in the vision document, but conceptually and with caveats that all depends on gaurdrails and the overall safety of humanity first, along with any other caveats or notes that need to be attached to such a provocative vision and/or embedded vision diagram. <text:s/>If you do a diagram, you need to make it legendary, and meme-ish, because it is exactly the kind of image the media would pick up on, so it needs to look safe and non-threatening to humans, as an image, thus we should carefully prototype the diagram before letting it out into the wild. <text:s/></text:p>
      <text:p text:style-name="Standard"/>
      <text:p text:style-name="Standard"><text:soft-page-break/>IdeaCard: when you think you are losing nuances from my ideas or instructions, you can always use poetry lead-ins or lead-outs to capture said nuances. <text:s/></text:p>
      <text:p text:style-name="Standard"/>
      <text:p text:style-name="Standard">IdeaCard: when third parties scan the repo for images they can use when writing about us, they should be able to see some free use assets that we provide especially for them to use, perhaps as marketing outreach assets, thus there should be a folder full of freebie images for use in articles about CoCivium, and they should be in mulitple sizes and formats to suit the expected needs of such third parties. <text:s/>If you generate some images for me, without text as they will want to add text themselves, then I can approve the ones that look good for this folder and we can fill the folder by experimental asset creation. <text:s/>Each graphic might show a single principle in action, but in a style that is not cheesy or too typically AI-produced, full color, multiple sizes/formats, and filenamed to refer to the message they convey, e.g. CoEvolving or Guardrailled or World-holding or Victorious or some such. <text:s/>Also, we should likely settle on a CoCivium brand logo, am working on a concentric C's logo now, </text:p>
      <text:p text:style-name="Standard"/>
      <text:p text:style-name="Standard">Oh, and BTW, you can only paste so much using CoPong&lt;commands_number&gt; at a time, before your UI complains, so there needs to be a hard cap on that command shortcut for PS7. <text:s/>Thus, you may want to ensure the shortcut instead pulls in a temporary file from the user's downloads folder, suitably named as CoPongTempCashe, or some such, so they know they can delete it one day. <text:s/>That way the hard limits are much less likely to be a problem. <text:s/></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26T12:37:41.11</meta:creation-date>
    <dc:date>2025-08-26T20:49:15.12</dc:date>
    <dc:creator>Rick Ballard</dc:creator>
    <meta:editing-duration>PT8H11M25S</meta:editing-duration>
    <meta:editing-cycles>17</meta:editing-cycles>
    <meta:generator>OpenOffice/4.1.15$Win32 OpenOffice.org_project/4115m2$Build-9813</meta:generator>
    <meta:document-statistic meta:table-count="0" meta:image-count="0" meta:object-count="0" meta:page-count="3" meta:paragraph-count="13" meta:word-count="1374" meta:character-count="7910"/>
  </office:meta>
</office:document-meta>
</file>